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hreadLocalTargetSource.getInvocation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readLocalTargetSource.getHit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readLocalTargetSource.getObject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hreadLocalTargetSource.destro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hreadLocalTargetSource.getTarge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ThreadLocalTargetSource.getStatsMix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